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Josefin Sans" svg:font-family="'Josefin Sans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2" style:family="table">
      <style:table-properties style:width="18.581cm" fo:margin-left="0cm" fo:margin-right="-0.12cm" fo:margin-top="0cm" fo:margin-bottom="0cm" table:align="margins" style:writing-mode="lr-tb"/>
    </style:style>
    <style:style style:name="Tabelle2.A" style:family="table-column">
      <style:table-column-properties style:column-width="7.691cm" style:rel-column-width="27123*"/>
    </style:style>
    <style:style style:name="Tabelle2.B" style:family="table-column">
      <style:table-column-properties style:column-width="10.89cm" style:rel-column-width="38412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="0cm" fo:border="none"/>
    </style:style>
    <style:style style:name="Tabelle1" style:family="table">
      <style:table-properties style:width="9.751cm" fo:margin-left="0cm" fo:margin-top="0cm" fo:margin-bottom="0cm" table:align="left" style:writing-mode="lr-tb"/>
    </style:style>
    <style:style style:name="Tabelle1.A" style:family="table-column">
      <style:table-column-properties style:column-width="9.751cm"/>
    </style:style>
    <style:style style:name="Tabelle1.1" style:family="table-row">
      <style:table-row-properties style:min-row-height="1cm" style:keep-together="true" fo:keep-together="auto"/>
    </style:style>
    <style:style style:name="Tabelle1.A1" style:family="table-cell">
      <style:table-cell-properties fo:padding-left="0cm" fo:padding-right="0cm" fo:padding-top="0.199cm" fo:padding-bottom="0.199cm" fo:border="none"/>
    </style:style>
    <style:style style:name="P1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line-height="100%" fo:text-align="end" style:justify-single-word="false"/>
    </style:style>
    <style:style style:name="P5" style:family="paragraph" style:parent-style-name="Standard">
      <style:paragraph-properties loext:contextual-spacing="false" fo:margin-top="0cm" fo:margin-bottom="0cm" fo:line-height="100%"/>
    </style:style>
    <style:style style:name="P6" style:family="paragraph" style:parent-style-name="Standard">
      <style:paragraph-properties loext:contextual-spacing="false" fo:margin-top="0cm" fo:margin-bottom="0cm"/>
    </style:style>
    <style:style style:name="P7" style:family="paragraph" style:parent-style-name="Standard" style:master-page-name="">
      <style:paragraph-properties fo:margin-left="0cm" fo:margin-right="0.101cm" fo:margin-top="0cm" fo:margin-bottom="0cm" fo:line-height="0.494cm" fo:orphans="2" fo:widows="2" fo:text-indent="0cm" style:auto-text-indent="false" style:page-number="auto" style:writing-mode="lr-tb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Heading_20_2">
      <style:paragraph-properties fo:line-height="100%" fo:text-align="end" style:justify-single-word="false"/>
    </style:style>
    <style:style style:name="T1" style:family="text">
      <style:text-properties fo:color="#808080" fo:font-size="7pt" style:font-size-asian="7pt" style:font-size-complex="7pt"/>
    </style:style>
    <style:style style:name="T2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GoBack"/>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5"><text:line-break/><text:line-break/><text:line-break/><text:line-break/><text:line-break/><text:line-break/><text:line-break/><text:line-break/><text:line-break/><text:span text:style-name="T1">KevXXin XX, XXX <text:s/>24, 25436 UXXXX <text:line-break/></text:span></text:p>
            <text:p text:style-name="P6">Fast Lane Institute for Knowledge Transfer GmbH</text:p>
            <text:p text:style-name="P6">Personalabteilung</text:p>
            <text:p text:style-name="P6">Gasstraße 4A,</text:p>
            <text:p text:style-name="P6">22716 Hamburg</text:p>
          </table:table-cell>
          <table:table-cell table:style-name="Tabelle2.A1" office:value-type="string">
            <table:table table:name="Tabelle1" table:style-name="Tabelle1">
              <table:table-column table:style-name="Tabelle1.A"/>
              <table:table-row table:style-name="Tabelle1.1">
                <table:table-cell table:style-name="Tabelle1.A1" office:value-type="string">
                  <text:list xml:id="list1585123698000548713" text:style-name="Outline">
                    <text:list-item>
                      <text:list>
                        <text:list-item>
                          <text:h text:style-name="P9" text:outline-level="2">XXXXXXX</text:h>
                        </text:list-item>
                      </text:list>
                    </text:list-item>
                  </text:list>
                  <text:p text:style-name="P4"/>
                  <text:p text:style-name="P4">XXXXXX <text:s/>24 | XXXX XXX </text:p>
                  <text:p text:style-name="P4">04122/XXX | XXXXX@web.de</text:p>
                </table:table-cell>
              </table:table-row>
            </table:table>
            <text:p text:style-name="Standard"/>
          </table:table-cell>
        </table:table-row>
      </table:table>
      <text:p text:style-name="P7"/>
      <text:p text:style-name="Standard"/>
      <text:p text:style-name="P2">XX, XX. XX 2017</text:p>
      <text:p text:style-name="Standard"/>
      <text:p text:style-name="P3"/>
      <text:p text:style-name="P3"/>
      <text:p text:style-name="Standard"><text:span text:style-name="T2">Bewerbung um einen Ausbildungsplatz zum Fachinformatiker für Anwendungsentwicklung</text:span><text:line-break/></text:p>
      <text:p text:style-name="Standard"/>
      <text:p text:style-name="Standard">Sehr geehrter Damen und Herren,<text:line-break/>nach dem Erreichen meines Abiturs plane ich, mein privates Interesse an Computern und Programmierung durch eine fundierte Ausbildung zu erweitern und schließlich professionell einzusetzen.</text:p>
      <text:p text:style-name="Standard">Meine Karriere als Fachinformatiker für Anwendungsentwicklung möchte ich in Ihrem Unternehmen beginnen: Die von Ihnen ausgeschriebene Stelle in Hamburg bieten perfekte Voraussetzungen, da sie mir ein ideales Umfeld bietet, um mich bestmöglich weiterzuentwickeln.</text:p>
      <text:p text:style-name="Standard"/>
      <text:p text:style-name="Standard">Bereits seit mehreren Jahren beschäftige ich mich aus persönlichem Interesse heraus mühelos mit unterschiedlichen Programmieraufgaben, durch beispielsweise Onlinelesungen halte ich mich stetig auf dem neusten Stand.</text:p>
      <text:p text:style-name="Standard"/>
      <text:p text:style-name="Standard">Was ich bereits vorweisen kann:</text:p>
      <text:p text:style-name="Standard"><text:s/></text:p>
      <text:p text:style-name="Standard">• privat erworbenes Wissen zur Lösung unterschiedlichsten IT- und EDV-Aufgabenstellungen</text:p>
      <text:p text:style-name="Standard">• Kenntnisse in Java, SQL und den gängigen Office Anwendungen</text:p>
      <text:p text:style-name="Standard">• Erfahrungen in objektorientiertem Programmieren</text:p>
      <text:p text:style-name="Standard"/>
      <text:p text:style-name="Standard">Mit meiner Praxiserfahrung und schnellen Auffassungsgabe wäre es Ihnen möglich, mich im Rahmen der Ausbildung nach kurzer Einarbeitungszeit zielgerichtet auch für Ihre Projekte einzusetzen.</text:p>
      <text:p text:style-name="Standard"/>
      <text:p text:style-name="Standard">Anfangen kann ich Ende Juli 2017. Mehr über meine Person können Sie in einem persönlichen Gespräch erfahren. Telefonisch bin ich auch erreichbar: 04122/907340.</text:p>
      <text:p text:style-name="Standard"/>
      <text:p text:style-name="Standard">Mit freundlichen Grüßen</text:p>
      <text:p text:style-name="Standard"/>
      <text:p text:style-name="Standard">Kevin Hermann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alibri" svg:font-family="Calibri" style:font-family-generic="roman" style:font-pitch="variable"/>
    <style:font-face style:name="Josefin Sans" svg:font-family="'Josefin Sans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loext:contextual-spacing="false" fo:margin-top="0cm" fo:margin-bottom="0cm" fo:line-height="0.494cm" fo:orphans="2" fo:widows="2" style:writing-mode="lr-tb"/>
      <style:text-properties style:use-window-font-color="true" style:font-name="Josefin Sans" fo:font-size="10.5pt" style:font-size-asian="10.5pt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176cm" fo:margin-bottom="0cm" fo:keep-together="always" fo:keep-with-next="always"/>
      <style:text-properties fo:color="#2e74b5" fo:font-size="22pt" fo:font-weight="bold" style:font-size-asian="22pt" style:font-weight-asian="bold" style:font-size-complex="13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loext:contextual-spacing="false" fo:margin-top="0.847cm" fo:margin-bottom="0cm" fo:keep-together="always" fo:orphans="2" fo:widows="2" fo:keep-with-next="always" style:writing-mode="lr-tb"/>
      <style:text-properties fo:color="#365f91" style:font-name="Calibri Light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loext:contextual-spacing="false" fo:margin-top="0.353cm" fo:margin-bottom="0cm" fo:keep-together="always" fo:orphans="2" fo:widows="2" fo:keep-with-next="always" style:writing-mode="lr-tb"/>
      <style:text-properties fo:color="#4f81bd" style:font-name="Calibri Light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loext:contextual-spacing="false" fo:margin-top="0.353cm" fo:margin-bottom="0cm" fo:keep-together="always" fo:orphans="2" fo:widows="2" fo:keep-with-next="always" style:writing-mode="lr-tb"/>
      <style:text-properties fo:color="#4f81bd" style:font-name="Calibri Ligh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loext:contextual-spacing="false" fo:margin-top="0.353cm" fo:margin-bottom="0cm" fo:keep-together="always" fo:orphans="2" fo:widows="2" fo:keep-with-next="always" style:writing-mode="lr-tb"/>
      <style:text-properties fo:color="#243f60" style:font-name="Calibri Ligh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loext:contextual-spacing="false" fo:margin-top="0.353cm" fo:margin-bottom="0cm" fo:keep-together="always" fo:orphans="2" fo:widows="2" fo:keep-with-next="always" style:writing-mode="lr-tb"/>
      <style:text-properties fo:color="#243f60" style:font-name="Calibri Light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Überschrift_20_2_20_Zchn" style:display-name="Überschrift 2 Zchn" style:family="text" style:parent-style-name="Default_20_Paragraph_20_Font">
      <style:text-properties fo:color="#2e74b5" style:font-name="Josefin Sans" fo:font-size="22pt" fo:font-weight="bold" style:font-size-asian="22pt" style:font-weight-asian="bold" style:font-size-complex="13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4T04:21:00</meta:creation-date>
    <dc:date>2017-10-30T18:09:56.74</dc:date>
    <meta:editing-duration>PT3H41M32S</meta:editing-duration>
    <meta:generator>OpenOffice/4.1.1$Win32 OpenOffice.org_project/411m6$Build-9775</meta:generator>
    <meta:editing-cycles>86</meta:editing-cycles>
    <meta:document-statistic meta:table-count="2" meta:image-count="0" meta:object-count="0" meta:page-count="1" meta:paragraph-count="22" meta:word-count="209" meta:character-count="15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